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normal" style:font-size-asian="16.5pt" style:font-style-asian="normal" style:font-weight-asian="normal" style:font-size-complex="16.5pt" style:font-style-complex="normal" style:font-weight-complex="normal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.5pt" fo:letter-spacing="normal" fo:font-style="normal" fo:font-weight="bold" style:font-size-asian="16.5pt" style:font-style-asian="normal" style:font-weight-asian="bold" style:font-size-complex="16.5pt" style:font-style-complex="normal" style:font-weight-complex="bold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normal" style:font-size-asian="14.5pt" style:font-style-asian="normal" style:font-weight-asian="normal" style:font-size-complex="14.5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.5pt" fo:letter-spacing="normal" fo:font-style="normal" fo:font-weight="bold" style:font-size-asian="14.5pt" style:font-style-asian="normal" style:font-weight-asian="bold" style:font-size-complex="14.5pt" style:font-style-complex="normal" style:font-weight-complex="bold"/>
    </style:style>
    <style:style style:name="P1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6" style:family="paragraph" style:parent-style-name="Standard">
      <style:text-properties fo:font-size="16.5pt" style:font-size-asian="16.5pt" style:font-size-complex="16.5pt"/>
    </style:style>
    <style:style style:name="P17" style:family="paragraph" style:parent-style-name="Standard">
      <style:text-properties fo:font-size="16.5pt" fo:font-weight="bold" style:font-size-asian="16.5pt" style:font-weight-asian="bold" style:font-size-complex="16.5pt" style:font-weight-complex="bold"/>
    </style:style>
    <style:style style:name="P18" style:family="paragraph" style:parent-style-name="Standard">
      <style:text-properties fo:font-size="16.5pt" fo:font-weight="normal" style:font-size-asian="16.5pt" style:font-weight-asian="normal" style:font-size-complex="16.5pt" style:font-weight-complex="normal"/>
    </style:style>
    <style:style style:name="P19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2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2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style:text-position="super 58%" fo:font-weight="normal" style:font-weight-asian="normal" style:font-weight-complex="normal"/>
    </style:style>
    <style:style style:name="T6" style:family="text">
      <style:text-properties fo:font-size="15pt" style:font-size-asian="15pt" style:font-size-complex="15pt"/>
    </style:style>
    <style:style style:name="T7" style:family="text">
      <style:text-properties fo:font-size="14.5pt" style:font-size-asian="14.5pt" style:font-size-complex="14.5pt"/>
    </style:style>
    <style:style style:name="T8" style:family="text">
      <style:text-properties fo:font-size="14.5pt" fo:font-weight="bold" style:font-size-asian="14.5pt" style:font-weight-asian="bold" style:font-size-complex="14.5pt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Sat May 4, 2019 <text:span text:style-name="T1">5.5 miles</text:span></text:p>
      <text:p text:style-name="P15"><text:span text:style-name="T1">On a staionary recumbent bike set at level 12: </text:span>I did a 500 calorie ride in 49:30. <text:s/>Final heart rate 117 bpm, Average heart rate about 108 bpm.</text:p>
      <text:p text:style-name="P13">Warm down: <text:span text:style-name="T2">½ mile jog and walk home uphill. </text:span></text:p>
      <text:p text:style-name="P14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5505667138416533323" text:style-name="L1">
        <text:list-item>
          <text:list>
            <text:list-header>
              <text:p text:style-name="P19">1.25 miles at various paces on roads, 1.5 miles on the track at about</text:p>
              <text:p text:style-name="P19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6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  <text:p text:style-name="P1"><text:soft-page-break/>Sat July 13, 2019 <text:span text:style-name="T1">2 miles</text:span> <text:s/></text:p>
      <text:p text:style-name="P1">I ran 2 miles on slightly hilly roads including 1 mile in 10:10 and 2 x 200m on a slight down hill in about 57s each.</text:p>
      <text:p text:style-name="P1"/>
      <text:p text:style-name="P1">Sun July 14, 2019 <text:span text:style-name="T1">11.1 miles</text:span></text:p>
      <text:p text:style-name="P1"><text:span text:style-name="T1">Warmup: <text:s/></text:span>I ran 1.8 miles at various paces.</text:p>
      <text:p text:style-name="P1"><text:span text:style-name="T1">Run:</text:span> <text:s/>Trailblazer 15K in 1:22:23 on the Ernst Trail in Meadville PA. </text:p>
      <text:p text:style-name="P1">Average pace: 8:50/mile <text:s text:c="2"/></text:p>
      <text:p text:style-name="P1">Mile splits: <text:s/>8:57, 8:51, 8:47, 8:49, 8:41, 8:48, 9:07, 9:00, 8:48</text:p>
      <text:p text:style-name="P1"/>
      <text:p text:style-name="P1">Mon July 15, 2019 <text:span text:style-name="T1">4 miles</text:span> </text:p>
      <text:p text:style-name="P1">I ran on the high school track with our running group.</text:p>
      <text:p text:style-name="P1"><text:span text:style-name="T1">Warmup:</text:span> <text:s/>1.25 miles at various paces and rest a few minutes</text:p>
      <text:p text:style-name="P2">Run:<text:span text:style-name="T2"> 1 x 200m, 2 x 400, 1 x 1600m, 1 x 200m,</text:span></text:p>
      <text:p text:style-name="P1">Times: 56s, 2:03, 1:59, 8:10 (splits: 2:06, 2:04, 2:00, 2:00), 56s</text:p>
      <text:p text:style-name="P1">We jogged 200m after the first and last runs and 400m after all the others.</text:p>
      <text:p text:style-name="P1"/>
      <text:p text:style-name="P1">Tues July 16, 2019 <text:span text:style-name="T1">4 miles</text:span> <text:s/></text:p>
      <text:p text:style-name="P1">I walked and ran 4 miles on hilly roads and averaged 11:38/mile. <text:s/>I walked about 1:00 at the beginning of each ½ mile for a total of about 8 minutes of walking.</text:p>
      <text:p text:style-name="P1"/>
      <text:p text:style-name="P1">Wed July 17, 2019 <text:span text:style-name="T1">3 miles</text:span> </text:p>
      <text:p text:style-name="P1">I ran 3 miles with our running group on the high school track.</text:p>
      <text:p text:style-name="P1">This run included 1 x 200m and 4 x 400m. <text:s/></text:p>
      <text:p text:style-name="P1">Times: 55s for the 200m and 1:55, 1:55, 1:52 and 1:52 for the 400's. </text:p>
      <text:p text:style-name="P2"/>
      <text:p text:style-name="P2"><text:span text:style-name="T2">Thur July 18, 2019</text:span> 4 miles </text:p>
      <text:p text:style-name="P1">I walked and ran 4 miles on hilly roads and averaged 11:14/mile. <text:s/>I walked 3 times <text:s/>for a total of 5:20 walking.</text:p>
      <text:p text:style-name="P1"/>
      <text:p text:style-name="P1">Fri July 19, 2019 <text:span text:style-name="T1">no running</text:span> </text:p>
      <text:p text:style-name="P1"/>
      <text:p text:style-name="P1">In the last week: <text:span text:style-name="T1">28.1 miles</text:span> </text:p>
      <text:p text:style-name="P1"/>
      <text:p text:style-name="P1"/>
      <text:p text:style-name="P1"><text:soft-page-break/>Sat July 20, 2019 <text:span text:style-name="T1">1.25 miles</text:span></text:p>
      <text:p text:style-name="P1">I ran on the high school track. I am running a ½ marathon tomorrow. <text:s/></text:p>
      <text:p text:style-name="P1">800m in 4:43, rest 3:00, 400m in 2:13, rest 3:00, 2 x 200m in 1:01 and 1:05 with a 200m jog after each. </text:p>
      <text:p text:style-name="P1"/>
      <text:p text:style-name="P1">Sun July 21, 2019 <text:span text:style-name="T1">14.1 miles </text:span></text:p>
      <text:p text:style-name="P2">Warmup: <text:span text:style-name="T2">1 mile at various paces</text:span></text:p>
      <text:p text:style-name="P2">Run: <text:span text:style-name="T2">I ran the Presque Isle Half Marathon in Erie PA on a hot humid day.</text:span></text:p>
      <text:p text:style-name="P2">Results:<text:span text:style-name="T2"> Gun Time: 2:00:35, Average Pace: 9:12/mi, First in 75-79 age group, </text:span></text:p>
      <text:p text:style-name="P2"><text:span text:style-name="T2">290</text:span><text:span text:style-name="T5">th</text:span><text:span text:style-name="T2"> out of 1000 finishers, 17</text:span><text:span text:style-name="T5">th</text:span><text:span text:style-name="T2"> fastest age graded time. </text:span></text:p>
      <text:p text:style-name="P1">Mile Splits: </text:p>
      <text:p text:style-name="P1">8:53, 9:07, 8:59, 9:09, 9:05, 9:12, 9:16, 9:20, 9:19, 9:25, 9:08, 9:12, 9:29</text:p>
      <text:p text:style-name="P1">Note: I drank enough water but I didn't drink much Gatorade during the run which I usually do. <text:s/>Also I usually eat a gel at the 10 mile mark <text:s/>but I did not today. <text:s/>With more Gatorade and the gel I don't think I would have faded in the last mile. <text:s/>I usually pick up the pace in the last mile.</text:p>
      <text:p text:style-name="P1"/>
      <text:p text:style-name="P1">Mon July 22, 2019 <text:s/><text:span text:style-name="T1">3 miles</text:span> <text:s/></text:p>
      <text:p text:style-name="P1">I ran 3 miles on hilly roads and averaged 11:00/mile.</text:p>
      <text:p text:style-name="P1"/>
      <text:p text:style-name="P1">Tues July 23, 2019 <text:span text:style-name="T1">no running</text:span> <text:s/></text:p>
      <text:p text:style-name="P1"/>
      <text:p text:style-name="P1">Wed July 24, 2019 <text:span text:style-name="T1">2.5 miles</text:span> </text:p>
      <text:p text:style-name="P1">I walked about 1 mile on trail in Cook Forest, rested a few minutes and then ran about 1.5 miles on a hilly trail.</text:p>
      <text:p text:style-name="P1"/>
      <text:p text:style-name="P1">Thurs July 25, 2019 <text:span text:style-name="T1">3 miles</text:span> </text:p>
      <text:p text:style-name="P1">I ran three miles on hilly roads in Meadville and averaged 10:38/mile.</text:p>
      <text:p text:style-name="P1"/>
      <text:p text:style-name="P1">Fri July 26, 2019 <text:span text:style-name="T1">no running</text:span> </text:p>
      <text:p text:style-name="P1"/>
      <text:p text:style-name="P2">In the last week: 23.9 miles</text:p>
      <text:p text:style-name="P2"/>
      <text:p text:style-name="P2"/>
      <text:p text:style-name="P2"/>
      <text:p text:style-name="P2"/>
      <text:p text:style-name="P9"><text:soft-page-break/>Sat July 27, 2019 <text:span text:style-name="T1">5 miles</text:span> <text:s/></text:p>
      <text:p text:style-name="P9">I ran and walked 5 miles on hilly roads and averaged about 11:30/mile.</text:p>
      <text:p text:style-name="P9"/>
      <text:p text:style-name="P9">Sun July 28, 2019 <text:span text:style-name="T1">no running</text:span> </text:p>
      <text:p text:style-name="P9"/>
      <text:p text:style-name="P16">Mon July 29, 2019 <text:span text:style-name="T1">4.3 miles</text:span></text:p>
      <text:p text:style-name="P16">I ran with our running group on the Greendale Cemetery 510 meter loop.</text:p>
      <text:p text:style-name="P17">Warmup: <text:span text:style-name="T2">1.3 miles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4, 2:34, 2:29, 2:30, 2:21</text:p>
      <text:p text:style-name="P17">Warm down:<text:span text:style-name="T2"> 510m jog</text:span></text:p>
      <text:p text:style-name="P18"/>
      <text:p text:style-name="P17"><text:span text:style-name="T2">Tues July 30, 2019 </text:span>no running</text:p>
      <text:p text:style-name="P18"/>
      <text:p text:style-name="P16">Wed July 31, 2019 <text:span text:style-name="T1">5 miles</text:span></text:p>
      <text:p text:style-name="P16">I ran with our running group on the Greendale Cemetery 510 meter loop.</text:p>
      <text:p text:style-name="P17">Warmup: <text:span text:style-name="T2">1 mile in 9:50, rest 2 minutes, 1 mile in 10:45, rest 7 minutes </text:span></text:p>
      <text:p text:style-name="P17">Run: <text:span text:style-name="T2">1 x 200m (54s mainly downhill) and jog 300m</text:span></text:p>
      <text:p text:style-name="P18">5 x 510m with about a 300m jog between the runs</text:p>
      <text:p text:style-name="P18">My times: 2:37, 2:29, 2:22, 2:24, 2:21</text:p>
      <text:p text:style-name="P17">Warm down:<text:span text:style-name="T2"> 510m jog</text:span></text:p>
      <text:p text:style-name="P18"/>
      <text:p text:style-name="P9">Thur Aug 1, 2019 <text:span text:style-name="T1">5 miles</text:span> <text:s/></text:p>
      <text:p text:style-name="P9">I walked and ran 5 miles on slightly hilly roads and averaged 11:20/mile. <text:s/>I walked about 6 minutes total during 4 walks. </text:p>
      <text:p text:style-name="P9"/>
      <text:p text:style-name="P9">Fri Aug 2, 2019 <text:span text:style-name="T1">6 miles</text:span> <text:s/></text:p>
      <text:p text:style-name="P9">I ran 4 miles on hilly roads and averaged 10:04/mile.</text:p>
      <text:p text:style-name="P9">After about 2 hours I walked and ran 2 miles on hilly roads.</text:p>
      <text:p text:style-name="P9"/>
      <text:p text:style-name="P10">In the last week: 25.3 miles</text:p>
      <text:p text:style-name="P10"/>
      <text:p text:style-name="P10"/>
      <text:p text:style-name="P10"/>
      <text:p text:style-name="P11"><text:soft-page-break/>Sat Aug 3, 2019 <text:span text:style-name="T1">5.8 miles</text:span></text:p>
      <text:p text:style-name="P11">I ran with our running group in Greendale Cemetery. <text:s/></text:p>
      <text:p text:style-name="P12">Warmup: <text:s/><text:span text:style-name="T2">1.3 miles</text:span></text:p>
      <text:p text:style-name="P12">Run:<text:span text:style-name="T2"> 3 x 1.5 miles: The 1.5 mile course went up, down, up and down on the cemetery main road. <text:s/>There was a total ascent of 176 feet over the 1.5 miles. <text:s/>We rested about 4 minutes after the first and second run.</text:span></text:p>
      <text:p text:style-name="P11"/>
      <text:p text:style-name="P12"><text:span text:style-name="T2">Sun Aug 4, 2019 </text:span>no running<text:span text:style-name="T2"> <text:s/></text:span></text:p>
      <text:p text:style-name="P11"/>
      <text:p text:style-name="P11">Mon Aug 5, 2019 <text:s/><text:span text:style-name="T1">6.9 miles</text:span></text:p>
      <text:p text:style-name="P11">In the morning I ran 1 mile on a hill with a 250 foot ascent and no descent.</text:p>
      <text:p text:style-name="P11">In the afternoon I ran with our running group on the Greendale Cemetery loop.</text:p>
      <text:p text:style-name="P11"><text:span text:style-name="T1">Warmup:</text:span> <text:s/>2.25 miles and rest about 8 minutes</text:p>
      <text:p text:style-name="P11"><text:span text:style-name="T1">Runs and my times:</text:span> </text:p>
      <text:p text:style-name="P11">1x255 m (½ loop = 255 m), 74s </text:p>
      <text:p text:style-name="P11">1x510 m (1 loop = 510 m), <text:s/>2:34 </text:p>
      <text:p text:style-name="P11">1x765 m (1.5 loops =765 m), 4:00</text:p>
      <text:p text:style-name="P11">1x765 m, 3:41 </text:p>
      <text:p text:style-name="P11">1x510 m, 2:21 </text:p>
      <text:p text:style-name="P11">1x255 m, 62s</text:p>
      <text:p text:style-name="P11">We jogged about 255m between the runs.</text:p>
      <text:p text:style-name="P11"><text:span text:style-name="T1">Warm down: </text:span>700m</text:p>
      <text:p text:style-name="P11"/>
      <text:p text:style-name="P11">Tues Aug 6, 2019 <text:span text:style-name="T1">4 miles</text:span></text:p>
      <text:p text:style-name="P11">I ran 4 miles on hilly roads and averaged 9:40/mi.</text:p>
      <text:p text:style-name="P11"/>
      <text:p text:style-name="P11">Wed Aug 7, 2019 <text:s/><text:span text:style-name="T1">5 miles</text:span></text:p>
      <text:p text:style-name="P11">I ran with our running group on the Greendale Cemetery loop.</text:p>
      <text:p text:style-name="P11"><text:span text:style-name="T1">Warmup:</text:span> <text:s/>2.5 miles including 200m in 55s</text:p>
      <text:p text:style-name="P11"><text:span text:style-name="T1">Runs and my times:</text:span> </text:p>
      <text:p text:style-name="P11">1x255 m (½ loop = 255 m), 67s </text:p>
      <text:p text:style-name="P11">1x510 m (1 loop = 510 m), <text:s/>2:26 </text:p>
      <text:p text:style-name="P11">1x765 m (1.5 loops =765 m), 3:50</text:p>
      <text:p text:style-name="P11">We jogged about 255m after each run.</text:p>
      <text:p text:style-name="P11"><text:span text:style-name="T1">Warm down: </text:span>1.25 miles</text:p>
      <text:p text:style-name="P11"/>
      <text:p text:style-name="P11">Thur Aug 8, 2019 <text:span text:style-name="T1">no running</text:span></text:p>
      <text:p text:style-name="P7"><text:span text:style-name="T7">Fri Aug 9, 2019 </text:span><text:span text:style-name="T8">no running</text:span></text:p>
      <text:p text:style-name="P12"/>
      <text:p text:style-name="P12">In the past week: 21.7 miles</text:p>
      <text:p text:style-name="P5"><text:soft-page-break/>Sat Aug 10, 2019 <text:span text:style-name="T1">10.6 miles</text:span> </text:p>
      <text:p text:style-name="P5">I ran 10 miles around Tamarack Lake with Tim Dunn.</text:p>
      <text:p text:style-name="P5">The first 1.5 miles goes up 324 feet. The course has a total ascent of about 525 feet. Our time was 1:35:10 and we averaged about 9:30/mile. After the first 1.5 miles uphill we averaged about 9:06/mile.</text:p>
      <text:p text:style-name="P5"><text:span text:style-name="T1">Warm down:</text:span> <text:s/>After 20 minutes I jogged 0.6 miles.</text:p>
      <text:p text:style-name="P5"/>
      <text:p text:style-name="P5">Sun Aug 11, 2019 <text:span text:style-name="T1">no running</text:span> </text:p>
      <text:p text:style-name="P5"/>
      <text:p text:style-name="P5">Mon Aug 12, 2019 <text:span text:style-name="T1">7 miles</text:span></text:p>
      <text:p text:style-name="P5">I ran with our running group on the Greendale Cemetery 510 meter loop.</text:p>
      <text:p text:style-name="P5"><text:span text:style-name="T1">Warmup:</text:span> 3 miles at about 10:30/mile and rest 2 minutes.</text:p>
      <text:p text:style-name="P6">Run: <text:span text:style-name="T2">1 x 200 meters and 7 x 510 meters with a 300 meter jog between the runs.</text:span></text:p>
      <text:p text:style-name="P5">Times for runs: 55s, 2:41, 2:35, 2:31, 2:24, 2:22, 2:11.2(6:54/mile pace), 2:31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ues Aug 13, 2019 </text:span>no running</text:p>
      <text:p text:style-name="P6"/>
      <text:p text:style-name="P5">Wed <text:s/>Aug 14, 2019 <text:span text:style-name="T1">6 miles</text:span></text:p>
      <text:p text:style-name="P5">I ran with our running group on the Greendale Cemetery 510 meter loop.</text:p>
      <text:p text:style-name="P5"><text:span text:style-name="T1">Warmup:</text:span> 2 miles at about 11:00/mile and rest a few minutes.</text:p>
      <text:p text:style-name="P6">Run: <text:span text:style-name="T2">1 x 200 meters and 7 x 510 meters with a 300 meter jog between the runs.</text:span></text:p>
      <text:p text:style-name="P5">Times for runs: 52s, 2:35, 2:33, 2:32, 2:29, 2:27, 2:25, 2:15 </text:p>
      <text:p text:style-name="P5">The times between the runs averaged about 3:40.</text:p>
      <text:p text:style-name="P6">Warm down: <text:span text:style-name="T2">510 meters</text:span></text:p>
      <text:p text:style-name="P5"/>
      <text:p text:style-name="P6"><text:span text:style-name="T2">Thur Aug 15, 2019 </text:span>4.2 miles<text:span text:style-name="T2"> <text:s/></text:span></text:p>
      <text:p text:style-name="P5">I ran 4 miles and averaged 9:50/mile. <text:s/>The run included 2.2 miles on hilly roads and 2 miles on the college track. </text:p>
      <text:p text:style-name="P5"/>
      <text:p text:style-name="P5">Fri Aug 16, 2019 <text:span text:style-name="T1">3 miles</text:span> </text:p>
      <text:p text:style-name="P5">I ran 3 miles on hilly roads and averaged 9:15/mile.</text:p>
      <text:p text:style-name="P5"/>
      <text:p text:style-name="P6">In the past week: 30.6 miles </text:p>
      <text:p text:style-name="P6"/>
      <text:p text:style-name="P6"/>
      <text:p text:style-name="P6"/>
      <text:p text:style-name="P5"><text:soft-page-break/>Sat Aug 17, 2019 <text:span text:style-name="T1">3 miles</text:span></text:p>
      <text:p text:style-name="P5">I ran 3 miles on hilly roads and averaged 8:56/mile.</text:p>
      <text:p text:style-name="P5"/>
      <text:p text:style-name="P5">Sun Aug 18, 2019 <text:span text:style-name="T1">no running </text:span></text:p>
      <text:p text:style-name="P6"/>
      <text:p text:style-name="P5">Mon Aug 19, 2019 <text:span text:style-name="T1">4 miles</text:span> <text:s/></text:p>
      <text:p text:style-name="P5">I walked 0.1 miles at the beginning of each ½ mile and averaged 12:00/mile for 4 miles.</text:p>
      <text:p text:style-name="P5"/>
      <text:p text:style-name="P5">Tues Aug 20, 2019 <text:span text:style-name="T1">5 miles</text:span> <text:s/></text:p>
      <text:p text:style-name="P5">I ran 5 miles and averaged 9:45/mile. <text:s/>The middle mile was in 9:30 on the Allegheny track. <text:s/>The other 4 miles where on hilly roads.</text:p>
      <text:p text:style-name="P5"/>
      <text:p text:style-name="P5">Wed Aug 21, 2019 </text:p>
      <text:p text:style-name="P5">I ran with 4 other runners on the 510 meter loop in Greendale Cemetery.</text:p>
      <text:p text:style-name="P6">Warmup: <text:s/><text:span text:style-name="T2">2 miles at about 11:00/mile and rest a few minutes</text:span></text:p>
      <text:p text:style-name="P6">Run:<text:span text:style-name="T2"> </text:span></text:p>
      <text:p text:style-name="P6"><text:span text:style-name="T2">1 x 200m in 55s with a 200m jog after</text:span></text:p>
      <text:p text:style-name="P6"><text:span text:style-name="T2">2 x 510m in 2:34 and 2:35 with a 300m jog after each</text:span></text:p>
      <text:p text:style-name="P6"><text:span text:style-name="T2">2 x 1020m in 5:11 and 5:17 with a 510m jog after each</text:span></text:p>
      <text:p text:style-name="P6"><text:span text:style-name="T2">1 x 510m in 2:25 with a 510 m jog after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8-21T18:31:46.84</dc:date>
    <dc:creator>James  Lombardi</dc:creator>
    <meta:editing-duration>PT15H53M4S</meta:editing-duration>
    <meta:editing-cycles>80</meta:editing-cycles>
    <meta:generator>OpenOffice/4.1.2$Win32 OpenOffice.org_project/412m3$Build-9782</meta:generator>
    <meta:document-statistic meta:table-count="0" meta:image-count="0" meta:object-count="0" meta:page-count="16" meta:paragraph-count="401" meta:word-count="4195" meta:character-count="20843"/>
  </office:meta>
</office:document-meta>
</file>